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lack-Lato" svg:font-family="Slack-Lato, appleLogo, sans-serif"/>
    <style:font-face style:name="arial" svg:font-family="arial, helvetica, clean,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0b9a6" officeooo:paragraph-rsid="0010b9a6"/>
    </style:style>
    <style:style style:name="P2" style:family="paragraph" style:parent-style-name="Standard">
      <style:text-properties officeooo:rsid="0012096c" officeooo:paragraph-rsid="0012b7e7"/>
    </style:style>
    <style:style style:name="P3" style:family="paragraph" style:parent-style-name="Standard">
      <style:text-properties fo:font-weight="bold" officeooo:rsid="0010b9a6" officeooo:paragraph-rsid="0010b9a6" style:font-weight-asian="bold" style:font-weight-complex="bold"/>
    </style:style>
    <style:style style:name="P4" style:family="paragraph" style:parent-style-name="Text_20_body">
      <style:paragraph-properties fo:line-height="200%" fo:text-align="justify" style:justify-single-word="false"/>
      <style:text-properties fo:font-style="normal" fo:font-weight="normal" officeooo:paragraph-rsid="001cda9d" style:font-style-asian="normal" style:font-weight-asian="normal" style:font-style-complex="normal" style:font-weight-complex="normal"/>
    </style:style>
    <style:style style:name="P5" style:family="paragraph" style:parent-style-name="Text_20_body">
      <style:paragraph-properties fo:line-height="200%" fo:text-align="justify" style:justify-single-word="false"/>
      <style:text-properties fo:font-style="normal" fo:font-weight="normal" officeooo:paragraph-rsid="001dac64" style:font-style-asian="normal" style:font-weight-asian="normal" style:font-style-complex="normal" style:font-weight-complex="normal"/>
    </style:style>
    <style:style style:name="P6" style:family="paragraph" style:parent-style-name="Text_20_body">
      <style:paragraph-properties fo:line-height="200%" fo:text-align="justify" style:justify-single-word="false"/>
      <style:text-properties fo:font-style="normal" fo:font-weight="normal" officeooo:paragraph-rsid="0021b55a" style:font-style-asian="normal" style:font-weight-asian="normal" style:font-style-complex="normal" style:font-weight-complex="normal"/>
    </style:style>
    <style:style style:name="P7" style:family="paragraph" style:parent-style-name="Text_20_body">
      <style:paragraph-properties fo:line-height="200%" fo:text-align="justify" style:justify-single-word="false"/>
      <style:text-properties fo:font-style="normal" fo:font-weight="normal" officeooo:rsid="001dac64" officeooo:paragraph-rsid="001ea524" style:font-style-asian="normal" style:font-weight-asian="normal" style:font-style-complex="normal" style:font-weight-complex="normal"/>
    </style:style>
    <style:style style:name="P8" style:family="paragraph" style:parent-style-name="Text_20_body">
      <style:paragraph-properties fo:line-height="200%" fo:text-align="justify" style:justify-single-word="false"/>
      <style:text-properties fo:font-style="normal" fo:font-weight="normal" officeooo:rsid="0021b55a" officeooo:paragraph-rsid="0021b55a" style:font-style-asian="normal" style:font-weight-asian="normal" style:font-style-complex="normal" style:font-weight-complex="normal"/>
    </style:style>
    <style:style style:name="P9" style:family="paragraph" style:parent-style-name="Text_20_body">
      <style:paragraph-properties fo:line-height="200%" fo:text-align="justify" style:justify-single-word="false"/>
      <style:text-properties fo:font-style="normal" fo:font-weight="normal" officeooo:rsid="00273d7b" officeooo:paragraph-rsid="00273d7b" style:font-style-asian="normal" style:font-weight-asian="normal" style:font-style-complex="normal" style:font-weight-complex="normal"/>
    </style:style>
    <style:style style:name="P10" style:family="paragraph" style:parent-style-name="Text_20_body">
      <style:paragraph-properties fo:line-height="200%" fo:text-align="justify" style:justify-single-word="false"/>
      <style:text-properties fo:font-style="normal" fo:font-weight="normal" officeooo:rsid="00273d7b" officeooo:paragraph-rsid="00291b63" style:font-style-asian="normal" style:font-weight-asian="normal" style:font-style-complex="normal" style:font-weight-complex="normal"/>
    </style:style>
    <style:style style:name="P11" style:family="paragraph" style:parent-style-name="Text_20_body">
      <style:paragraph-properties fo:line-height="200%" fo:text-align="justify" style:justify-single-word="false"/>
      <style:text-properties fo:font-style="normal" fo:font-weight="normal" officeooo:rsid="002ab106" officeooo:paragraph-rsid="002ab106" style:font-style-asian="normal" style:font-weight-asian="normal" style:font-style-complex="normal" style:font-weight-complex="normal"/>
    </style:style>
    <style:style style:name="P12" style:family="paragraph" style:parent-style-name="Text_20_body">
      <style:paragraph-properties fo:line-height="200%" fo:text-align="justify" style:justify-single-word="false"/>
      <style:text-properties fo:font-style="normal" fo:font-weight="normal" officeooo:rsid="0038bf15" officeooo:paragraph-rsid="0038bf15" style:font-style-asian="normal" style:font-weight-asian="normal" style:font-style-complex="normal" style:font-weight-complex="normal"/>
    </style:style>
    <style:style style:name="P13" style:family="paragraph" style:parent-style-name="Text_20_body">
      <style:paragraph-properties fo:line-height="200%" fo:text-align="justify" style:justify-single-word="false"/>
      <style:text-properties fo:font-style="normal" fo:font-weight="normal" officeooo:paragraph-rsid="00308305"/>
    </style:style>
    <style:style style:name="P14" style:family="paragraph" style:parent-style-name="Text_20_body">
      <style:paragraph-properties fo:line-height="200%" fo:text-align="justify" style:justify-single-word="false"/>
      <style:text-properties fo:font-style="normal" fo:font-weight="normal" officeooo:rsid="0032e1b7" officeooo:paragraph-rsid="0032e1b7"/>
    </style:style>
    <style:style style:name="P15" style:family="paragraph" style:parent-style-name="Text_20_body">
      <style:paragraph-properties fo:line-height="200%" fo:text-align="justify" style:justify-single-word="false"/>
      <style:text-properties fo:font-style="normal" fo:font-weight="normal" officeooo:rsid="0035334e" officeooo:paragraph-rsid="0035334e" fo:background-color="transparent"/>
    </style:style>
    <style:style style:name="P16" style:family="paragraph" style:parent-style-name="Text_20_body">
      <style:paragraph-properties fo:line-height="200%" fo:text-align="justify" style:justify-single-word="false"/>
      <style:text-properties fo:font-style="normal" fo:font-weight="bold" officeooo:rsid="00291b63" officeooo:paragraph-rsid="00291b63" style:font-style-asian="normal" style:font-weight-asian="bold" style:font-style-complex="normal" style:font-weight-complex="bold"/>
    </style:style>
    <style:style style:name="P17" style:family="paragraph" style:parent-style-name="Text_20_body">
      <style:paragraph-properties fo:line-height="200%" fo:text-align="justify" style:justify-single-word="false"/>
      <style:text-properties fo:font-variant="normal" fo:text-transform="none" fo:color="#1d1c1d" style:font-name="Slack-Lato" fo:font-size="11.25pt" fo:letter-spacing="normal" fo:font-style="normal" fo:font-weight="normal" officeooo:rsid="0032e1b7" officeooo:paragraph-rsid="0032e1b7"/>
    </style:style>
    <style:style style:name="T1" style:family="text">
      <style:text-properties officeooo:rsid="0010b9a6"/>
    </style:style>
    <style:style style:name="T2" style:family="text">
      <style:text-properties officeooo:rsid="0012b7e7"/>
    </style:style>
    <style:style style:name="T3" style:family="text">
      <style:text-properties officeooo:rsid="00149b06"/>
    </style:style>
    <style:style style:name="T4" style:family="text">
      <style:text-properties officeooo:rsid="00149b06" fo:background-color="#fff200" loext:char-shading-value="0"/>
    </style:style>
    <style:style style:name="T5" style:family="text">
      <style:text-properties officeooo:rsid="001b374c" fo:background-color="#fff200" loext:char-shading-value="0"/>
    </style:style>
    <style:style style:name="T6" style:family="text">
      <style:text-properties officeooo:rsid="0016d010" fo:background-color="transparent" loext:char-shading-value="0"/>
    </style:style>
    <style:style style:name="T7" style:family="text">
      <style:text-properties officeooo:rsid="00183eff" fo:background-color="transparent" loext:char-shading-value="0"/>
    </style:style>
    <style:style style:name="T8" style:family="text">
      <style:text-properties officeooo:rsid="0018ec84" fo:background-color="transparent" loext:char-shading-value="0"/>
    </style:style>
    <style:style style:name="T9" style:family="text">
      <style:text-properties officeooo:rsid="0019470a" fo:background-color="transparent" loext:char-shading-value="0"/>
    </style:style>
    <style:style style:name="T10" style:family="text">
      <style:text-properties officeooo:rsid="001cda9d" fo:background-color="transparent" loext:char-shading-value="0"/>
    </style:style>
    <style:style style:name="T11" style:family="text">
      <style:text-properties officeooo:rsid="001dac64" fo:background-color="transparent" loext:char-shading-value="0"/>
    </style:style>
    <style:style style:name="T12" style:family="text">
      <style:text-properties fo:background-color="transparent" loext:char-shading-value="0"/>
    </style:style>
    <style:style style:name="T13" style:family="text">
      <style:text-properties officeooo:rsid="001ea524" fo:background-color="transparent" loext:char-shading-value="0"/>
    </style:style>
    <style:style style:name="T14" style:family="text">
      <style:text-properties officeooo:rsid="001fe5db" fo:background-color="transparent" loext:char-shading-value="0"/>
    </style:style>
    <style:style style:name="T15" style:family="text">
      <style:text-properties officeooo:rsid="0021f4b2" fo:background-color="transparent" loext:char-shading-value="0"/>
    </style:style>
    <style:style style:name="T16" style:family="text">
      <style:text-properties officeooo:rsid="0023116b" fo:background-color="transparent" loext:char-shading-value="0"/>
    </style:style>
    <style:style style:name="T17" style:family="text">
      <style:text-properties officeooo:rsid="0023c48e" fo:background-color="transparent" loext:char-shading-value="0"/>
    </style:style>
    <style:style style:name="T18" style:family="text">
      <style:text-properties officeooo:rsid="0021b55a" fo:background-color="transparent" loext:char-shading-value="0"/>
    </style:style>
    <style:style style:name="T19" style:family="text">
      <style:text-properties officeooo:rsid="00277585" fo:background-color="transparent" loext:char-shading-value="0"/>
    </style:style>
    <style:style style:name="T20" style:family="text">
      <style:text-properties officeooo:rsid="00291b63" fo:background-color="transparent" loext:char-shading-value="0"/>
    </style:style>
    <style:style style:name="T21" style:family="text">
      <style:text-properties officeooo:rsid="002b81ab" fo:background-color="transparent" loext:char-shading-value="0"/>
    </style:style>
    <style:style style:name="T22" style:family="text">
      <style:text-properties officeooo:rsid="002b81ab" fo:background-color="transparent" loext:char-shading-value="0" style:font-style-asian="normal" style:font-weight-asian="normal" style:font-style-complex="normal" style:font-weight-complex="normal"/>
    </style:style>
    <style:style style:name="T23" style:family="text">
      <style:text-properties officeooo:rsid="002c5b7d" fo:background-color="transparent" loext:char-shading-value="0" style:font-style-asian="normal" style:font-weight-asian="normal" style:font-style-complex="normal" style:font-weight-complex="normal"/>
    </style:style>
    <style:style style:name="T24" style:family="text">
      <style:text-properties officeooo:rsid="002f3bfb" fo:background-color="transparent" loext:char-shading-value="0" style:font-style-asian="normal" style:font-weight-asian="normal" style:font-style-complex="normal" style:font-weight-complex="normal"/>
    </style:style>
    <style:style style:name="T25" style:family="text">
      <style:text-properties officeooo:rsid="00308305" fo:background-color="transparent" loext:char-shading-value="0" style:font-style-asian="normal" style:font-weight-asian="normal" style:font-style-complex="normal" style:font-weight-complex="normal"/>
    </style:style>
    <style:style style:name="T26" style:family="text">
      <style:text-properties officeooo:rsid="00324dcd" fo:background-color="transparent" loext:char-shading-value="0" style:font-style-asian="normal" style:font-weight-asian="normal" style:font-style-complex="normal" style:font-weight-complex="normal"/>
    </style:style>
    <style:style style:name="T27" style:family="text">
      <style:text-properties officeooo:rsid="0032e1b7" fo:background-color="transparent" loext:char-shading-value="0" style:font-style-asian="normal" style:font-weight-asian="normal" style:font-style-complex="normal" style:font-weight-complex="normal"/>
    </style:style>
    <style:style style:name="T28" style:family="text">
      <style:text-properties fo:background-color="transparent" loext:char-shading-value="0" style:font-style-asian="normal" style:font-weight-asian="normal" style:font-style-complex="normal" style:font-weight-complex="normal"/>
    </style:style>
    <style:style style:name="T29" style:family="text">
      <style:text-properties officeooo:rsid="0034d518" fo:background-color="transparent" loext:char-shading-value="0" style:font-style-asian="normal" style:font-weight-asian="normal" style:font-style-complex="normal" style:font-weight-complex="normal"/>
    </style:style>
    <style:style style:name="T30" style:family="text">
      <style:text-properties officeooo:rsid="0035334e" fo:background-color="transparent" loext:char-shading-value="0" style:font-style-asian="normal" style:font-weight-asian="normal" style:font-style-complex="normal" style:font-weight-complex="normal"/>
    </style:style>
    <style:style style:name="T31" style:family="text">
      <style:text-properties officeooo:rsid="00390d73" fo:background-color="transparent" loext:char-shading-value="0"/>
    </style:style>
    <style:style style:name="T32" style:family="text">
      <style:text-properties style:font-name="Times New Roman" fo:language="en" fo:country="US" officeooo:rsid="001b374c" fo:background-color="#fff200" loext:char-shading-value="0" style:font-name-complex="Times New Roman"/>
    </style:style>
    <style:style style:name="T33" style:family="text">
      <style:text-properties style:font-name="Times New Roman" fo:font-size="12pt" officeooo:rsid="002c5b7d" fo:background-color="transparent" loext:char-shading-value="0" style:font-size-asian="12pt" style:font-style-asian="normal" style:font-weight-asian="normal" style:font-size-complex="12pt" style:font-style-complex="normal" style:font-weight-complex="normal"/>
    </style:style>
    <style:style style:name="T34" style:family="text">
      <style:text-properties style:font-name="Times New Roman" fo:font-size="12pt" officeooo:rsid="002d71ee" fo:background-color="#ffff00" loext:char-shading-value="0" style:font-size-asian="12pt" style:font-style-asian="normal" style:font-weight-asian="normal" style:font-size-complex="12pt" style:font-style-complex="normal" style:font-weight-complex="normal"/>
    </style:style>
    <style:style style:name="T35" style:family="text">
      <style:text-properties style:font-name="Times New Roman" fo:font-size="12pt" officeooo:rsid="002f3bfb" fo:background-color="#ffff00" loext:char-shading-value="0" style:font-size-asian="12pt" style:font-style-asian="normal" style:font-weight-asian="normal" style:font-size-complex="12pt" style:font-style-complex="normal" style:font-weight-complex="normal"/>
    </style:style>
    <style:style style:name="T36" style:family="text">
      <style:text-properties fo:font-size="12pt" fo:language="en" fo:country="US" officeooo:rsid="001ea524" fo:background-color="transparent" loext:char-shading-value="0" style:font-size-asian="12pt" style:font-size-complex="12pt"/>
    </style:style>
    <style:style style:name="T37" style:family="text">
      <style:text-properties fo:font-variant="normal" fo:text-transform="none" fo:color="#000000" style:font-name="Times New Roman" fo:font-size="12pt" fo:letter-spacing="normal" fo:background-color="transparent" loext:char-shading-value="0" style:font-size-asian="12pt" style:font-size-complex="12pt"/>
    </style:style>
    <style:style style:name="T38" style:family="text">
      <style:text-properties officeooo:rsid="002f3bfb" fo:background-color="#ffff00" loext:char-shading-value="0" style:font-style-asian="normal" style:font-weight-asian="normal" style:font-style-complex="normal" style:font-weight-complex="normal"/>
    </style:style>
    <style:style style:name="T39" style:family="text">
      <style:text-properties officeooo:rsid="00308305" fo:background-color="#ffff00" loext:char-shading-value="0" style:font-style-asian="normal" style:font-weight-asian="normal" style:font-style-complex="normal" style:font-weight-complex="normal"/>
    </style:style>
    <style:style style:name="T40" style:family="text">
      <style:text-properties officeooo:rsid="0035334e" fo:background-color="#ffff00" loext:char-shading-value="0" style:font-style-asian="normal" style:font-weight-asian="normal" style:font-style-complex="normal" style:font-weight-complex="normal"/>
    </style:style>
    <style:style style:name="T41" style:family="text">
      <style:text-properties style:font-style-asian="normal" style:font-weight-asian="normal" style:font-style-complex="normal" style:font-weight-complex="normal"/>
    </style:style>
    <style:style style:name="T42" style:family="text">
      <style:text-properties officeooo:rsid="0035334e" style:font-style-asian="normal" style:font-weight-asian="normal" style:font-style-complex="normal" style:font-weight-complex="normal"/>
    </style:style>
    <style:style style:name="T43" style:family="text">
      <style:text-properties officeooo:rsid="0035f6b6" style:font-style-asian="normal" style:font-weight-asian="normal" style:font-style-complex="normal" style:font-weight-complex="normal"/>
    </style:style>
    <style:style style:name="T44" style:family="text">
      <style:text-properties officeooo:rsid="0037f0b4" style:font-style-asian="normal" style:font-weight-asian="normal" style:font-style-complex="normal" style:font-weight-complex="normal"/>
    </style:style>
    <style:style style:name="T45" style:family="text">
      <style:text-properties officeooo:rsid="0038bf15"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ssion</text:p>
      <text:p text:style-name="P1"/>
      <text:p text:style-name="P2">Breeding programs have to insure continuous funding to support genomic selection. The latter first requires a big financial injection to overcome the first stage of creating an initial training population. An alternative to this is to join an international consortia, if one exists, and use an international training population. After the breeding programs have (established) an adequate training population, they have to provide funds for a yearly update of the training population to avoid a drop in prediction accuracy. In this paper, we proposed that the breeding programs can reallocate some of the funds allocated to collecting repeated phenotypic value in milk recording to genotyping. We showed that by optimising the investment, we can increase genetic gain in cases when we have an initial training population as well as when we have to create one. Despite reducing the number of phenotypic records, <text:span text:style-name="T2">we did not observe relevant decrease in the prediction accuracy for selection candidates. To address these findings, we discuss: 1) how optimization of resources between phenotyping and genotyping affects genetic gain and how does this change, when we have / do not have an initial training population; 2) how optimization of resources between phenotyping and genotyping affects prediction accuracy and how does this change, when we have / do not have an initial training population; 3) our recommendations for breeding programs establishing or implementing genomic selection; 4) what are the limitations and remarks of the study.</text:span></text:p>
      <text:p text:style-name="P1"/>
      <text:p text:style-name="P3">1 Genetic gain</text:p>
      <text:p text:style-name="P3"/>
      <text:p text:style-name="P4"><text:span text:style-name="T1">R</text:span>eallocating the financial resources from phenotyping into genot<text:span text:style-name="T3">yping, and thus implementing genomic selection, increased genetic gain regardless the availability of an initial training population. </text:span><text:span text:style-name="T4">Scenarios with an initial training population mimicked the existence of international training populations </text:span><text:span text:style-name="T5">and increased the genetic gain of the conventional scenario between </text:span><text:span text:style-name="T32">79% and 143%</text:span><text:span text:style-name="T4">.</text:span><text:span text:style-name="T6"> </text:span><text:span text:style-name="T8">As suggested by the theoretical </text:span><text:span text:style-name="T9">calculations, removing a repeated record does not decreased the accuracy enough to counteract the benefit of reducing</text:span><text:span text:style-name="T6"> the generation interval and increas</text:span><text:span text:style-name="T9">ing</text:span><text:span text:style-name="T6"> the accuracy of selection of young </text:span><text:span text:style-name="T8">un-phenotyped </text:span><text:span text:style-name="T6">candidates, </text:span><text:span text:style-name="T9">that comes with genomic selection</text:span><text:span text:style-name="T6">. </text:span><text:span text:style-name="T10">According to Mrode, at heritability of 0.25 and repeatability of 0.35, increasing the number of phenotypic records from five to 11 only increase accuracy for 0.06.</text:span></text:p>
      <text:p text:style-name="P4"><text:span text:style-name="T9"/></text:p>
      <text:p text:style-name="P5"><text:span text:style-name="T6">The genetic gain also increased with increasing the resources for genotyping. </text:span><text:span text:style-name="T10">The driving force of this increase was increasing intensity of sire selection.</text:span><text:span text:style-name="T7"> </text:span><text:span text:style-name="T6">This was because increasing the genotyping also resulted in more male candidates tested, but same number selected, which in turn increased selection intensity. </text:span><text:span text:style-name="T11">In our case, there was no increase in</text:span><text:span text:style-name="T7"> selection accuracy for young male </text:span><text:soft-page-break/><text:span text:style-name="T7">candidates </text:span><text:span text:style-name="T11">with increasing the number of </text:span><text:span text:style-name="T7">genotyp</text:span><text:span text:style-name="T11">ed animals</text:span><text:span text:style-name="T7"> </text:span><text:span text:style-name="T10">(discussed in the next section), </text:span><text:span text:style-name="T11">hence this did not contribute to enlarged genetic gain.</text:span></text:p>
      <text:p text:style-name="P9"><text:span text:style-name="T19">Although not significant</text:span><text:span text:style-name="T12">, the maximum genetic gain was not observed </text:span><text:span text:style-name="T19">in the maximum genotyping scenario that collected only one phenotypic record, but in the scenario that collected two phenotype records and invested the rest into genotyping instead. This follows the drops in accuracies for male and female selection candidates, that we observed with only one phenotype record collected, however, these </text:span><text:span text:style-name="T20">drops</text:span><text:span text:style-name="T19"> are also not significant.</text:span></text:p>
      <text:p text:style-name="P5"><text:span text:style-name="T11"/></text:p>
      <text:p text:style-name="P7"><text:span text:style-name="T12">When we removed the initial reference population and build one “on-the fly”, we still observed </text:span><text:span text:style-name="T13">between </text:span><text:span text:style-name="T36"><text:s/>31% and 134%</text:span><text:span text:style-name="T12"> increase in genetic gain compared to the baseline regardless the amount and price of genotyping. </text:span><text:span text:style-name="T13">However, these scenarios implemented genomic selection with a delay, since they first had to accumulate 2000 genotypes. As expected, we therefore do not observe any increase over the baseline prior to the implementation of genomic selection. Hence, the more we invest into genotyping, the sooner we can implement genomic selection without harming the genetic gain due to reduced phenotyping in the transition period (</text:span><text:span text:style-name="T14">accumulation</text:span><text:span text:style-name="T13"> of genotypes period). </text:span></text:p>
      <text:p text:style-name="P6"><text:span text:style-name="T6"/></text:p>
      <text:p text:style-name="P6"><text:span text:style-name="T18">Although increasing investment into genotyping increased genetic gain, </text:span><text:span text:style-name="T15">the increase is not proportional. Instead, it reaches a plateau and the genetic gain in the high-genotyping scenarios does not significantly differ. </text:span><text:span text:style-name="T16">The reason for this is, that i) the accuracy for sire selection in general did not depend on the amount of genotyping, but was high regardless. Further on, the accuracy for male selection candidates was between 0.81 and 0.91 in genomic scenarios, hence there is little space to improve the accuracy; ii) high-genotyping scenarios genotyped nearly all or all females, therefore implemented maximum intensity of female selection; iii) </text:span><text:span text:style-name="T17">the intensity of male selection was high in all high-genotyping scenarios. For example, moving from two to one control and investing the remaining into genotyping increased the intensity of male selection only between 1.0% and 2.7%.</text:span></text:p>
      <text:p text:style-name="P6"><text:soft-page-break/><text:span text:style-name="T17"/></text:p>
      <text:p text:style-name="P10"><text:span text:style-name="T6">S</text:span><text:span text:style-name="T12">urprisingly, we achieved equal maximum genetic gain regardless the price of genotyping. </text:span><text:span text:style-name="T20">This was due to close to all or all females being genotyped in the best scenarios, the training population having the same number of animals, and the intensity of sire selection being high at al three price ratios.</text:span></text:p>
      <text:p text:style-name="P10"><text:span text:style-name="T20"/></text:p>
      <text:p text:style-name="P16"><text:span text:style-name="T12">2 Accuracy</text:span></text:p>
      <text:p text:style-name="P11"><text:span text:style-name="T12">In general, the accuracy did not decrease with reducing the number of phenotype records, since still also meant increasing the number of genotyped animals, which in turn maintained or even increased the prediction accuracy. The accuracy of un-phenotyped male candidates persisted high regardless</text:span><text:span text:style-name="T21"> the amount of genotyping and phenotyping, (and the price of genotyping). We only observed a slight significant drop in the accuracy when there was not training population present and we genotyped minimum number of animals. This resulted in a slow growth of the training population that thus reflected in the accuracy.</text:span></text:p>
      <text:p text:style-name="P13"><text:span text:style-name="T22">T</text:span><text:span text:style-name="T23">he genomic testing increased the accuracy for female candidates and dams. The reason for this lies in the fact, that genomic relatedness increases the genetic connectedn</text:span><text:span text:style-name="T33">ess </text:span><text:span text:style-name="T37">from different management units compared to that based on pedigree</text:span><text:span text:style-name="T33"> </text:span><text:span text:style-name="T34">(</text:span><text:span text:style-name="T35">Yu</text:span><text:span text:style-name="T38"> et al, 201</text:span><text:span text:style-name="T39">7</text:span><text:span text:style-name="T38">),</text:span><text:span text:style-name="T24"> </text:span><text:span text:style-name="T25">which in turn increases prediction accuracy </text:span><text:span text:style-name="T39">(Yu et al., 2018).</text:span><text:span text:style-name="T24"> </text:span><text:span text:style-name="T23">The accuracy also increased with increasing genotyping, despite reducing phenotyping, </text:span><text:span text:style-name="T26">since it increased the genetic connectedness </text:span><text:span text:style-name="T27">even further</text:span><text:span text:style-name="T26">. Genotyping more females also meant increasing the size of the reference population </text:span><text:span text:style-name="T27">and the prediction for more females benefiting from genomic information.</text:span></text:p>
      <text:p text:style-name="P14"><text:span text:style-name="T28">The accuracy of female candidates was lower than for male candidates, </text:span><text:span text:style-name="T29">since female candidates were not genotyped, while male were. </text:span><text:span text:style-name="T30">The accuracy for all females was in general lower than for male candidates. This was also true in the scenarios, where are dams were genotyped. T</text:span><text:span text:style-name="T40">his was because the male candidates have higher parent average, since xxx.</text:span></text:p>
      <text:p text:style-name="P17"><text:soft-page-break/><text:span text:style-name="T30">A neat way to describe pedigree and genomic based models/selection/breeding - with pedigrees we are estimating animal effects and therefore have to continually phenotype many animals many times to achieve high accuracy for an animals (cow or bull); with genomics we are estimating genome region effects and therefore need to refocus data collection efforts such that we accurately estimate genome region effects, which then leads to high accuracy for any genotyped animal (or animal that is closely related to genotyped animals – single-step).</text:span></text:p>
      <text:p text:style-name="P17"><text:span text:style-name="T30"/></text:p>
      <text:p text:style-name="P17"><text:span text:style-name="T30"/></text:p>
      <text:p text:style-name="P15"><text:span text:style-name="T42">T</text:span><text:span text:style-name="T41">he trend for accuracy of sires was inconsistent between the scenarios. In the scenarios with an initial training population, the accuracy for sires decreased with increasing genotyping and decreasing phenotyping. </text:span><text:span text:style-name="T43">This happens, because these sires have already been selected and come from the very upper tail of the distribution. Therefore <text:s/>to distinguish between then, we require a lot of information, hence removing repeated phenotype measures matters more than with other animal categories (that come from either a normal or a wider tail of the distribution). </text:span><text:span text:style-name="T44">When the initial training population was not available, this trend was not observed. </text:span><text:span text:style-name="T45">While in the scenarios that genotype the most and phenotyped the least the accuracies of sires were comparable when we had or did not have an initial training population, in the latter the high genotyping scenarios did not increase the accuracy due to a small training population.</text:span></text:p>
      <text:p text:style-name="P8"><text:span text:style-name="T17"/></text:p>
      <text:p text:style-name="P12"><text:span text:style-name="T17">W</text:span><text:span text:style-name="T12">hen we remove the initial training population, </text:span><text:span text:style-name="T31">we observed a drop in the accuracy only in the low-genotyping scenarios. This was due to a combined effect of low heritability of the phenotype with only one phenotype recording</text:span></text:p>
      <text:p text:style-name="P8"><text:span text:style-name="T17"/></text:p>
      <text:p text:style-name="P8"><text:span text:style-name="T17"/></text:p>
      <text:p text:style-name="P8"><text:soft-page-break/><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lack-Lato" svg:font-family="Slack-Lato, appleLogo, sans-serif"/>
    <style:font-face style:name="arial" svg:font-family="arial, helvetica, clean,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52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1:15:12.819028772</meta:creation-date>
    <dc:date>2020-02-24T15:31:05.742818263</dc:date>
    <meta:editing-duration>P2DT23H45M53S</meta:editing-duration>
    <meta:editing-cycles>2</meta:editing-cycles>
    <meta:generator>LibreOffice/6.0.7.3$Linux_X86_64 LibreOffice_project/00m0$Build-3</meta:generator>
    <meta:document-statistic meta:table-count="0" meta:image-count="0" meta:object-count="0" meta:page-count="5" meta:paragraph-count="16" meta:word-count="1296" meta:character-count="8514" meta:non-whitespace-character-count="7230"/>
  </office:meta>
</office:document-meta>
</file>